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99ef" officeooo:paragraph-rsid="001899ef"/>
    </style:style>
    <style:style style:name="P2" style:family="paragraph" style:parent-style-name="Standard">
      <style:text-properties officeooo:rsid="001899ef" officeooo:paragraph-rsid="00191234"/>
    </style:style>
    <style:style style:name="P3" style:family="paragraph" style:parent-style-name="Standard">
      <style:text-properties officeooo:rsid="00191234" officeooo:paragraph-rsid="00191234"/>
    </style:style>
    <style:style style:name="P4" style:family="paragraph" style:parent-style-name="Standard">
      <style:text-properties fo:font-size="20pt" fo:font-style="italic" officeooo:rsid="00191234" officeooo:paragraph-rsid="00191234" style:font-size-asian="20pt" style:font-style-asian="italic" style:font-size-complex="20pt" style:font-style-complex="italic"/>
    </style:style>
    <style:style style:name="P5" style:family="paragraph" style:parent-style-name="Standard">
      <style:text-properties fo:font-size="20pt" fo:font-style="italic" officeooo:rsid="001a153c" officeooo:paragraph-rsid="001a153c" style:font-size-asian="20pt" style:font-style-asian="italic" style:font-size-complex="20pt" style:font-style-complex="italic"/>
    </style:style>
    <style:style style:name="P6" style:family="paragraph" style:parent-style-name="Standard">
      <style:text-properties officeooo:paragraph-rsid="001e11c7"/>
    </style:style>
    <style:style style:name="P7" style:family="paragraph" style:parent-style-name="Standard">
      <style:text-properties officeooo:rsid="001fc6d3" officeooo:paragraph-rsid="0020a2e2"/>
    </style:style>
    <style:style style:name="P8" style:family="paragraph" style:parent-style-name="Standard">
      <style:text-properties officeooo:paragraph-rsid="0020f904"/>
    </style:style>
    <style:style style:name="P9" style:family="paragraph" style:parent-style-name="Standard">
      <style:text-properties officeooo:paragraph-rsid="00217ce7"/>
    </style:style>
    <style:style style:name="P10" style:family="paragraph" style:parent-style-name="Standard">
      <style:text-properties officeooo:paragraph-rsid="0022cc22"/>
    </style:style>
    <style:style style:name="P11" style:family="paragraph" style:parent-style-name="Standard">
      <style:text-properties officeooo:rsid="0024a768" officeooo:paragraph-rsid="002519a9"/>
    </style:style>
    <style:style style:name="P12" style:family="paragraph" style:parent-style-name="Standard">
      <style:text-properties officeooo:rsid="0027144c" officeooo:paragraph-rsid="0027144c"/>
    </style:style>
    <style:style style:name="P13" style:family="paragraph" style:parent-style-name="Standard">
      <style:text-properties officeooo:rsid="0028b7e1" officeooo:paragraph-rsid="0028b7e1"/>
    </style:style>
    <style:style style:name="P14" style:family="paragraph" style:parent-style-name="acode">
      <style:text-properties officeooo:rsid="00191234" officeooo:paragraph-rsid="00191234"/>
    </style:style>
    <style:style style:name="T1" style:family="text">
      <style:text-properties officeooo:rsid="001899ef"/>
    </style:style>
    <style:style style:name="T2" style:family="text">
      <style:text-properties officeooo:rsid="001aad4c"/>
    </style:style>
    <style:style style:name="T3" style:family="text">
      <style:text-properties officeooo:rsid="001ad27a"/>
    </style:style>
    <style:style style:name="T4" style:family="text">
      <style:text-properties officeooo:rsid="0020f904"/>
    </style:style>
    <style:style style:name="T5" style:family="text">
      <style:text-properties officeooo:rsid="0022cc22"/>
    </style:style>
    <style:style style:name="T6" style:family="text">
      <style:text-properties officeooo:rsid="0024a768"/>
    </style:style>
    <style:style style:name="T7" style:family="text">
      <style:text-properties officeooo:rsid="0025021f"/>
    </style:style>
    <style:style style:name="T8" style:family="text">
      <style:text-properties officeooo:rsid="0027144c"/>
    </style:style>
    <style:style style:name="T9" style:family="text">
      <style:text-properties officeooo:rsid="0029522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DD For Those Who Aren't Fans of TDD</text:p>
      <text:p text:style-name="P5">Minitest for Rails</text:p>
      <text:p text:style-name="P4"/>
      <text:p text:style-name="P3"/>
      <text:p text:style-name="P3"/>
      <text:p text:style-name="P3"/>
      <text:p text:style-name="P1"/>
      <text:h text:style-name="Heading_20_1" text:outline-level="1">TESTING RAILS PROJECTS</text:h>
      <text:p text:style-name="Standard"><text:span text:style-name="T1">When you're the only developer creating a prototype, tests aren't critical. You just want to see if you can put up something that looks like a web site. You're thrilled that in spite of all the things that could go wrong, something actually happens when you click on it. But after the project grows and you decide to bring on more developers, you need a way to determine whether they have created a bug before accepting their code.</text:span></text:p>
      <text:p text:style-name="Standard"/>
      <text:p text:style-name="Standard">TDD. This is something you hear ad nauseum at Ruby meetups. Of course, you didn't do TDD with your kludgy prototype, so now you have to add in tests to make sure your app doesn't break as it gets more complex. </text:p>
      <text:p text:style-name="Standard"/>
      <text:p text:style-name="Standard">As you most likely already know, when you create a new Rails project, Rails generates a bunch of default Ruby code with a certain structure. And when you generate scaffolding, Rails makes more default Ruby code with a certain structure. It creates a very simplistic model, views, and a controller as part of the scaffolding. So there should be no surprise that part of the scaffolding is code for testing models and controllers, along with .yml files called fixtures that are used as data for testing. <text:span text:style-name="T2">They'd better provide test scaffolding with Rails if they're going to make such a big deal about TDD.</text:span></text:p>
      <text:p text:style-name="Standard"/>
      <text:p text:style-name="P8"><text:span text:style-name="T4">We're assuming you're already familiar with GitHub, Heroku, Rails, Ruby, where code goes in the MVC structure, and at least one of the databases that are compatible with running a local rails server. Basically, we're assuming that you've gone through Michael Hartl's tutorial – http://railstutorial.org/book – or something similar. If you haven't yet, please do so now. It will take you only a few months. While you're doing that, be sure to compare the steps in the tutorial to the code in http://github.com/CrowdPublishTV. The first draft of CrowdPublish.TV was created by working through Hartl's tutorial and substituting things like has_many books for has_many microposts.</text:span></text:p>
      <text:p text:style-name="P8"/>
      <text:p text:style-name="P9">The default code that comes with Rails versions 3.0+ is called minitest. <text:span text:style-name="T3">But while you were trying to work through figuring out how to put code together to make your site actually do something, you weren't writing any tests. Tests don't make your site do cool things. Tests prevent contributing developers from doing uncool things. </text:span></text:p>
      <text:p text:style-name="P9"/>
      <text:p text:style-name="P9"><text:span text:style-name="T3">So now you're stuck wondering what you're supposed to put in the test scaffolding because even though it's still Ruby code, there's syntax you've never used before. Not only is there new syntax, but tests don't work anything like a web site – users aren't logged in the same way, databases aren't persistent... Great. A whole new learning curve for something that you can't even show off to your husband. (Did we forget to tell you we're also assuming you're a married woman, like the founder of CrowdPublish.TV?)</text:span></text:p>
      <text:p text:style-name="P6"/>
      <text:p text:style-name="Standard"><text:soft-page-break/>Minitest is not the only Rails testing framework, there is also RSpec which is very popular. It doesn't come with Rails, but it does come as a gem. There are great books for RSpec such as the one<text:span text:style-name="T4">s</text:span> in the Pragmatic Programmer series. We won't cover RSpec here.</text:p>
      <text:p text:style-name="Standard"/>
      <text:p text:style-name="P11">In the next chapter, we'll start looking at some test code that already exists within a project. Code for that project can be browsed at <text:span text:style-name="T4">http://github.com/CrowdPublishTV.</text:span> To prepare for experimenting with that code, fork the code into your own github account and clone it onto <text:span text:style-name="T7">your local machine. Instructions for doing so can be found at https://help.github.com/articles/fork-a-repo. </text:span></text:p>
      <text:p text:style-name="P1"/>
      <text:h text:style-name="Heading_20_1" text:outline-level="1">MINITEST TESTING FOR RUBY ON RAIL<text:span text:style-name="T6">S</text:span></text:h>
      <text:p text:style-name="Standard"><text:span text:style-name="T1">A lot of Rails tutorials show you lame tests. It makes you think that testing is ridiculously superfluous, <text:s/>leaving you wonder why anyone would do such a thing.</text:span></text:p>
      <text:p text:style-name="Standard"/>
      <text:p text:style-name="Standard">Like the code in models and controllers are Ruby methods, tests are Ruby methods.</text:p>
      <text:p text:style-name="Standard"/>
      <text:p text:style-name="Standard">Test models, controllers, and views. </text:p>
      <text:p text:style-name="Standard"/>
      <text:p text:style-name="Standard">Test for all the necessary functions. It's a problem if a developer makes a mistake resulting in people no longer being able to sign in to your app. </text:p>
      <text:p text:style-name="Standard"/>
      <text:p text:style-name="Standard">Test each method.</text:p>
      <text:p text:style-name="Standard"/>
      <text:p text:style-name="P10"><text:span text:style-name="T5">When running tests, e</text:span>ach test method starts over with a blank slate. <text:span text:style-name="T5">But some attributes might be needed for every method in the test file.</text:span> <text:span text:style-name="T5">In that case, y</text:span>ou <text:span text:style-name="T5">would write a method to</text:span> set <text:span text:style-name="T5">these attributes</text:span> <text:span text:style-name="T5">before</text:span> the beginning of each test. <text:span text:style-name="T5">Take a look at</text:span></text:p>
      <text:p text:style-name="P10"/>
      <text:p text:style-name="P10">Most tests will require signing in before running the test because the <text:span text:style-name="T5">method they're testing woul</text:span>d fail on the real site if the user were not logged in.</text:p>
      <text:p text:style-name="P1"/>
      <text:p text:style-name="acode">class TestUser &lt; ActiveSupport::TestCase</text:p>
      <text:p text:style-name="acode"><text:s text:c="2"/>def setup</text:p>
      <text:p text:style-name="acode"><text:s text:c="4"/>sign_in @user</text:p>
      <text:p text:style-name="acode"><text:s text:c="4"/>@user = users(:one)</text:p>
      <text:p text:style-name="acode"><text:s text:c="2"/>end</text:p>
      <text:p text:style-name="P14">end</text:p>
      <text:p text:style-name="acode"/>
      <text:p text:style-name="Standard">But what user is being signed in?</text:p>
      <text:p text:style-name="Standard"/>
      <text:p text:style-name="Standard">Fixtures</text:p>
      <text:p text:style-name="Standard"/>
      <text:p text:style-name="Standard">There are gems to create lots of fixtures, but we'll just work with the simple files we have now.</text:p>
      <text:p text:style-name="Standard"/>
      <text:p text:style-name="Standard"/>
      <text:h text:style-name="Heading_20_1" text:outline-level="1">USER MODEL TESTING</text:h>
      <text:p text:style-name="P7">Let's play with CrowdPublish.TV's code. <text:span text:style-name="T8">To be able to run tests, you'll need to do a few things with the </text:span><text:soft-page-break/><text:span text:style-name="T8">CrowdPublish.TV code you cloned from your GitHub repository. </text:span></text:p>
      <text:p text:style-name="P7"/>
      <text:p text:style-name="P12">Take a look at the README file in the root directory. There are some instructions for how to set up the code so that a Rails server won't crash when you start it. </text:p>
      <text:p text:style-name="P12"/>
      <text:p text:style-name="P13">Files To Check/Change/Create: </text:p>
      <text:p text:style-name="P13"/>
      <text:p text:style-name="P13">* config/initializers/carrierwave.rb: </text:p>
      <text:p text:style-name="P13">Make sure</text:p>
      <text:p text:style-name="acode"><text:s text:c="6"/>:aws_access_key_id <text:s text:c="5"/>=&gt; 'AWS_KEY', </text:p>
      <text:p text:style-name="acode"><text:s text:c="6"/>:aws_secret_access_key <text:s/>=&gt; 'AWS_SECRET_KEY', </text:p>
      <text:p text:style-name="P13"><text:span text:style-name="T9">is</text:span> NOT commented out.</text:p>
      <text:p text:style-name="P13"/>
      <text:p text:style-name="P13">* gemfile</text:p>
      <text:p text:style-name="P13">Delete 'pg' and replace with 'sqlite3'</text:p>
      <text:p text:style-name="P13"/>
      <text:p text:style-name="P13">* app/views/layouts/application.html.erb: </text:p>
      <text:p text:style-name="P13">Make sure </text:p>
      <text:p text:style-name="acode"><text:s text:c="2"/>&lt;%= tag :meta, :name=&gt;"stripe-key", :content=&gt;STRIPE_PUBLIC_KEY %&gt; </text:p>
      <text:p text:style-name="acode">is NOT commented out.</text:p>
      <text:p text:style-name="P13"/>
      <text:p text:style-name="P13">The ENV variables may already be commented out, depending upon what the last developer pushed. ENV variables are for heroku. Therefore the last commit before pushing to heroku must have those variables set. The non-ENV variables use the initializer files, which are for use on local machines. </text:p>
      <text:p text:style-name="P13"/>
      <text:p text:style-name="P13">* config/initializers/fakekeys.rb: </text:p>
      <text:p text:style-name="P13">Create this file DO NOT CHANGE THE NAME (note that it is listed in .gitignore) &amp; paste the following into it:</text:p>
      <text:p text:style-name="P13"/>
      <text:p text:style-name="acode">DEVISE_SECRET_KEY = 'fake'</text:p>
      <text:p text:style-name="acode">AWS_KEY = 'morefake'</text:p>
      <text:p text:style-name="acode">AWS_SECRET_KEY = 'pretend' </text:p>
      <text:p text:style-name="acode">STRIPE_SECRET_KEY = "madeup"</text:p>
      <text:p text:style-name="acode">STRIPE_PUBLIC_KEY = "allfake"</text:p>
      <text:p text:style-name="acode">Stripe.api_key = STRIPE_SECRET_KEY</text:p>
      <text:p text:style-name="acode"/>
      <text:p text:style-name="P13">Of course, with the fake keys, you will not be able to use AWS (upload files to user profiles), Devise (logins), or Stripe (purchase items from authors). If you have your own AWS, Devise, or Stripe accounts, you may replace the keys in config/initializers/fakekeys.rb with your accounts' keys. </text:p>
      <text:p text:style-name="P13"/>
      <text:p text:style-name="P13">*config/database.yml</text:p>
      <text:p text:style-name="P13">Create this file DO NOT CHANGE THE NAME (note that it is listed in .gitignore) &amp; paste the following into it:</text:p>
      <text:p text:style-name="P13"/>
      <text:p text:style-name="acode">default: &amp;default</text:p>
      <text:p text:style-name="acode"><text:s text:c="2"/>adapter: sqlite3</text:p>
      <text:p text:style-name="acode"><text:s text:c="2"/>pool: 5</text:p>
      <text:p text:style-name="acode"><text:s text:c="2"/>timeout: 5000</text:p>
      <text:p text:style-name="acode"><text:soft-page-break/></text:p>
      <text:p text:style-name="acode">development:</text:p>
      <text:p text:style-name="acode"><text:s text:c="2"/>&lt;&lt;: *default</text:p>
      <text:p text:style-name="acode"><text:s text:c="2"/>database: db/development.sqlite3</text:p>
      <text:p text:style-name="acode"/>
      <text:p text:style-name="acode">test:</text:p>
      <text:p text:style-name="acode"><text:s text:c="2"/>&lt;&lt;: *default</text:p>
      <text:p text:style-name="acode"><text:s text:c="2"/>database: db/test.sqlite3</text:p>
      <text:p text:style-name="acode"/>
      <text:p text:style-name="P13"/>
      <text:p text:style-name="P13">Then type bundle install at the command line</text:p>
      <text:p text:style-name="P13">Then type rake db:migrate</text:p>
      <text:p text:style-name="P1"/>
      <text:p text:style-name="P1">You can do this instead of one method for each</text:p>
      <text:p text:style-name="P1"/>
      <text:p text:style-name="acode"><text:s text:c="2"/>[:email, :name, :permalink, :password ].each do |field|</text:p>
      <text:p text:style-name="acode"><text:s text:c="4"/>test "#{field.to_s}_must_not_be_empty" do</text:p>
      <text:p text:style-name="acode"><text:s text:c="6"/>user = User.new</text:p>
      <text:p text:style-name="acode"><text:s text:c="6"/>user.send "#{field.to_s}=", nil</text:p>
      <text:p text:style-name="acode"><text:s text:c="6"/>refute user.valid?</text:p>
      <text:p text:style-name="acode"><text:s text:c="6"/>refute_empty user.errors[field] #must be in same test as above line in order to have usererrors</text:p>
      <text:p text:style-name="acode"><text:s text:c="4"/>end</text:p>
      <text:p text:style-name="acode"><text:s text:c="2"/>end</text:p>
      <text:p text:style-name="P1"/>
      <text:p text:style-name="acode"><text:s text:c="4"/>test "password_confirmation_must_not_be_empty_when_password_present" do</text:p>
      <text:p text:style-name="acode"><text:s text:c="6"/>user = users(:one) </text:p>
      <text:p text:style-name="acode"><text:s text:c="6"/>user.update(password: "11111111")</text:p>
      <text:p text:style-name="acode"><text:s text:c="6"/>user.send "password_confirmation=", nil</text:p>
      <text:p text:style-name="acode"><text:s text:c="6"/>refute user.valid?</text:p>
      <text:p text:style-name="acode"><text:s text:c="6"/>refute_empty user.errors[:password_confirmation] </text:p>
      <text:p text:style-name="acode"><text:s text:c="4"/>end</text:p>
      <text:p text:style-name="acode"><text:s text:c="2"/>end</text:p>
      <text:p text:style-name="P1"/>
      <text:p text:style-name="acode"><text:s text:c="2"/>test "user attributes must not be empty" do </text:p>
      <text:p text:style-name="acode"><text:s text:c="4"/>user = User.create(name: "Dummy1", password: "hoohaahh", password_confirmation: "hoohaahh", email: "m@example.com")</text:p>
      <text:p text:style-name="acode"># <text:s text:c="3"/>@user = build(:user, name: 'samiam', email: 'fakeunique@fake.com', password: 'secret12', password_confirmation: 'secret12', permalink: 'samlink', address: '22181' )</text:p>
      <text:p text:style-name="acode"><text:s text:c="4"/>assert user.valid?</text:p>
      <text:p text:style-name="acode"># <text:s text:c="3"/>assert @user.errors[:name].any?</text:p>
      <text:p text:style-name="acode"># <text:s text:c="3"/>assert @user.errors[:email].any?</text:p>
      <text:p text:style-name="acode"><text:s text:c="2"/>end</text:p>
      <text:p text:style-name="P1"/>
      <text:p text:style-name="P1"><text:s text:c="2"/>test "password and password_confirmation should match" do</text:p>
      <text:p text:style-name="acode"><text:soft-page-break/><text:s text:c="4"/>@user = users(:two) </text:p>
      <text:p text:style-name="acode"><text:s text:c="4"/>@user.password = "hihihihi"</text:p>
      <text:p text:style-name="acode"><text:s text:c="4"/>@user.password_confirmation = "hihihihi"</text:p>
      <text:p text:style-name="acode"><text:s text:c="4"/>assert @user.valid?</text:p>
      <text:p text:style-name="acode"><text:s text:c="2"/>end</text:p>
      <text:p text:style-name="acode"/>
      <text:p text:style-name="acode"><text:s text:c="2"/>test "password and password_confirmation should be at least 8 char" do</text:p>
      <text:p text:style-name="acode"><text:s text:c="4"/>@user = users(:two) </text:p>
      <text:p text:style-name="acode"><text:s text:c="4"/>@user.password = "hihihi"</text:p>
      <text:p text:style-name="acode"><text:s text:c="4"/>@user.password_confirmation = "hihihi"</text:p>
      <text:p text:style-name="acode"><text:s text:c="4"/>refute @user.valid?</text:p>
      <text:p text:style-name="acode"><text:s text:c="2"/>end</text:p>
      <text:p text:style-name="acode"/>
      <text:p text:style-name="acode"><text:s text:c="2"/>test "email of existing user should be unique" do # this doesn't hit db</text:p>
      <text:p text:style-name="acode"><text:s text:c="4"/>user2 = users(:two)</text:p>
      <text:p text:style-name="acode"><text:s text:c="4"/>puts</text:p>
      <text:p text:style-name="acode"><text:s text:c="4"/>puts user2.email </text:p>
      <text:p text:style-name="acode"><text:s text:c="4"/>puts</text:p>
      <text:p text:style-name="acode"><text:s text:c="4"/>puts user2.name </text:p>
      <text:p text:style-name="acode"><text:s text:c="4"/>user2.email = "fake@fake.com"</text:p>
      <text:p text:style-name="acode"><text:s text:c="4"/>puts user2.email </text:p>
      <text:p text:style-name="acode"><text:s text:c="4"/>refute user2.valid?, "email unique"</text:p>
      <text:p text:style-name="acode"><text:s text:c="2"/>end </text:p>
      <text:p text:style-name="acode"/>
      <text:p text:style-name="acode"><text:s text:c="2"/>test "email of new user should be unique" do</text:p>
      <text:p text:style-name="acode"><text:s text:c="4"/>user1 = User.create(name: "Dummy1", email: "m@example.com")</text:p>
      <text:p text:style-name="acode"><text:s text:c="4"/>user2 = User.create(name: "Dummy2", email: "m@example.com")</text:p>
      <text:p text:style-name="acode"><text:s text:c="4"/>refute user2.valid?, "email unique"</text:p>
      <text:p text:style-name="acode"><text:s text:c="2"/>end</text:p>
      <text:p text:style-name="acode"/>
      <text:p text:style-name="acode"><text:s text:c="2"/>test "email should be email" do</text:p>
      <text:p text:style-name="acode"><text:s text:c="4"/>user = users(:one)</text:p>
      <text:p text:style-name="acode"><text:s text:c="4"/>user.email = "email"</text:p>
      <text:p text:style-name="acode"><text:s text:c="4"/>refute user.valid?, "email format valid"</text:p>
      <text:p text:style-name="acode"><text:s text:c="2"/>end </text:p>
      <text:p text:style-name="P1"><text:s text:c="2"/></text:p>
      <text:p text:style-name="acode"><text:s text:c="2"/>test "should have format of email address" do</text:p>
      <text:p text:style-name="acode"><text:s text:c="4"/>user = User.create(name: "Dummy", email: "example.com")</text:p>
      <text:p text:style-name="acode"><text:s text:c="4"/>refute_match(/\A[\w+\-.]+@[a-z\d\-.]+\.[a-z]+\z/i, user.email)</text:p>
      <text:p text:style-name="acode"><text:s text:c="2"/>end</text:p>
      <text:p text:style-name="P1"><text:s/></text:p>
      <text:p text:style-name="acode"><text:s text:c="2"/>test "should have format of email address2" do</text:p>
      <text:p text:style-name="acode"><text:s text:c="4"/>user1 = users(:one)</text:p>
      <text:p text:style-name="acode"><text:s text:c="4"/>user1.email = "email@lisa.org"</text:p>
      <text:p text:style-name="acode"><text:s text:c="4"/>assert_match(/\A[\w+\-.]+@[a-z\d\-.]+\.[a-z]+\z/i, user1.email)</text:p>
      <text:p text:style-name="acode"><text:soft-page-break/><text:s text:c="4"/>user2 = users(:one)</text:p>
      <text:p text:style-name="acode"><text:s text:c="4"/>user2.email = "email"</text:p>
      <text:p text:style-name="acode"><text:s text:c="4"/>refute_match(/\A[\w+\-.]+@[a-z\d\-.]+\.[a-z]+\z/i, user2.email)</text:p>
      <text:p text:style-name="acode"><text:s text:c="2"/>end</text:p>
      <text:p text:style-name="acode">end</text:p>
      <text:p text:style-name="P2"><text: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family-generic="roman" style:font-pitch="variable" officeooo:rsid="001899ef"/>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acode" style:family="paragraph" style:parent-style-name="Standard" style:class="text">
      <style:text-properties style:font-name="Courier 10 Pitch" fo:font-family="'Courier 10 Pitch'" style:font-pitch="fixed" officeooo:rsid="001899e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5T10:21:57.002107896</meta:creation-date>
    <dc:date>2015-10-07T18:20:09.034178985</dc:date>
    <meta:editing-duration>P2DT7H57M26S</meta:editing-duration>
    <meta:editing-cycles>19</meta:editing-cycles>
    <meta:generator>LibreOffice/4.2.8.2$Linux_X86_64 LibreOffice_project/420m0$Build-2</meta:generator>
    <meta:document-statistic meta:table-count="0" meta:image-count="0" meta:object-count="0" meta:page-count="6" meta:paragraph-count="139" meta:word-count="1344" meta:character-count="9098" meta:non-whitespace-character-count="7563"/>
  </office:meta>
</office:document-meta>
</file>